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99mm"/>
    </style:style>
    <style:style style:name="co3" style:family="table-column">
      <style:table-column-properties fo:break-before="auto" style:column-width="43.34mm"/>
    </style:style>
    <style:style style:name="co4" style:family="table-column">
      <style:table-column-properties fo:break-before="auto" style:column-width="59.9mm"/>
    </style:style>
    <style:style style:name="co5" style:family="table-column">
      <style:table-column-properties fo:break-before="auto" style:column-width="49.46mm"/>
    </style:style>
    <style:style style:name="co6" style:family="table-column">
      <style:table-column-properties fo:break-before="auto" style:column-width="61.03mm"/>
    </style:style>
    <style:style style:name="co7" style:family="table-column">
      <style:table-column-properties fo:break-before="auto" style:column-width="39.48mm"/>
    </style:style>
    <style:style style:name="co8" style:family="table-column">
      <style:table-column-properties fo:break-before="auto" style:column-width="60.13mm"/>
    </style:style>
    <style:style style:name="co9" style:family="table-column">
      <style:table-column-properties fo:break-before="auto" style:column-width="76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Random_Numbers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1013" table:default-cell-style-name="ce2"/>
        <table:table-row table:style-name="ro1">
          <table:table-cell table:style-name="ce1" table:number-columns-repeated="3"/>
          <table:table-cell table:style-name="ce1" office:value-type="string" calcext:value-type="string">
            <text:p>MOD function</text:p>
          </table:table-cell>
          <table:table-cell table:style-name="ce1" office:value-type="string" calcext:value-type="string">
            <text:p>RANDBETWEEN()</text:p>
          </table:table-cell>
          <table:table-cell table:style-name="ce1" office:value-type="string" calcext:value-type="string">
            <text:p>RAND()</text:p>
          </table:table-cell>
          <table:table-cell table:style-name="ce1" office:value-type="string" calcext:value-type="string">
            <text:p>LENGTH OF RAND()</text:p>
          </table:table-cell>
          <table:table-cell table:style-name="ce1" office:value-type="string" calcext:value-type="string">
            <text:p>RANDBETWEEN 11 AND 99</text:p>
          </table:table-cell>
          <table:table-cell table:style-name="ce1" office:value-type="string" calcext:value-type="string">
            <text:p>Y=(B-A)*X+A</text:p>
          </table:table-cell>
          <table:table-cell table:style-name="ce1" office:value-type="string" calcext:value-type="string">
            <text:p>RAND BETWEEN 100 AND 999</text:p>
          </table:table-cell>
          <table:table-cell table:style-name="ce1" office:value-type="string" calcext:value-type="string">
            <text:p>RANDBETWEEN(1000,9999)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Initial value</text:p>
          </table:table-cell>
          <table:table-cell office:value-type="float" office:value="5" calcext:value-type="float">
            <text:p>5</text:p>
          </table:table-cell>
          <table:table-cell/>
          <table:table-cell table:formula="of:=MOD(([.$B2]*[.$B$3]+[.$B$4]);[.$B$5])" office:value-type="float" office:value="13" calcext:value-type="float">
            <text:p>13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()" office:value-type="float" office:value="0.0498250631487275" calcext:value-type="float">
            <text:p>0.049825063148728</text:p>
          </table:table-cell>
          <table:table-cell table:formula="of:=LEN(RAND())-2" office:value-type="float" office:value="16" calcext:value-type="float">
            <text:p>16</text:p>
          </table:table-cell>
          <table:table-cell table:formula="of:=RANDBETWEEN(11;99)" office:value-type="float" office:value="12" calcext:value-type="float">
            <text:p>12</text:p>
          </table:table-cell>
          <table:table-cell table:formula="of:=FLOOR((99-11)*[.F2]+11)" office:value-type="float" office:value="15" calcext:value-type="float">
            <text:p>15</text:p>
          </table:table-cell>
          <table:table-cell table:formula="of:=RANDBETWEEN(100;999)" office:value-type="float" office:value="865" calcext:value-type="float">
            <text:p>865</text:p>
          </table:table-cell>
          <table:table-cell table:formula="of:=RANDBETWEEN(1000;9999)" office:value-type="float" office:value="6797" calcext:value-type="float">
            <text:p>67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table:formula="of:=MOD(([.$D2]*[.$B$3]+[.$B$4]);[.$B$5])" office:value-type="float" office:value="29" calcext:value-type="float">
            <text:p>29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()" office:value-type="float" office:value="0.904436122041675" calcext:value-type="float">
            <text:p>0.904436122041675</text:p>
          </table:table-cell>
          <table:table-cell table:formula="of:=LEN(RAND())-2" office:value-type="float" office:value="14" calcext:value-type="float">
            <text:p>14</text:p>
          </table:table-cell>
          <table:table-cell table:formula="of:=RANDBETWEEN(11;99)" office:value-type="float" office:value="35" calcext:value-type="float">
            <text:p>35</text:p>
          </table:table-cell>
          <table:table-cell table:formula="of:=FLOOR((99-11)*[.F3]+11)" office:value-type="float" office:value="90" calcext:value-type="float">
            <text:p>90</text:p>
          </table:table-cell>
          <table:table-cell table:formula="of:=RANDBETWEEN(100;999)" office:value-type="float" office:value="351" calcext:value-type="float">
            <text:p>351</text:p>
          </table:table-cell>
          <table:table-cell table:formula="of:=RANDBETWEEN(1000;9999)" office:value-type="float" office:value="7957" calcext:value-type="float">
            <text:p>79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/>
          <table:table-cell table:formula="of:=MOD(([.$D3]*[.$B$3]+[.$B$4]);[.$B$5])" office:value-type="float" office:value="61" calcext:value-type="float">
            <text:p>6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()" office:value-type="float" office:value="0.969045906686221" calcext:value-type="float">
            <text:p>0.969045906686221</text:p>
          </table:table-cell>
          <table:table-cell table:formula="of:=LEN(RAND())-2" office:value-type="float" office:value="16" calcext:value-type="float">
            <text:p>16</text:p>
          </table:table-cell>
          <table:table-cell table:formula="of:=RANDBETWEEN(11;99)" office:value-type="float" office:value="21" calcext:value-type="float">
            <text:p>21</text:p>
          </table:table-cell>
          <table:table-cell table:formula="of:=FLOOR((99-11)*[.F4]+11)" office:value-type="float" office:value="96" calcext:value-type="float">
            <text:p>96</text:p>
          </table:table-cell>
          <table:table-cell table:formula="of:=RANDBETWEEN(100;999)" office:value-type="float" office:value="907" calcext:value-type="float">
            <text:p>907</text:p>
          </table:table-cell>
          <table:table-cell table:formula="of:=RANDBETWEEN(1000;9999)" office:value-type="float" office:value="6434" calcext:value-type="float">
            <text:p>64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MOD(([.$D4]*[.$B$3]+[.$B$4]);[.$B$5])" office:value-type="float" office:value="25" calcext:value-type="float">
            <text:p>25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()" office:value-type="float" office:value="0.849474605843103" calcext:value-type="float">
            <text:p>0.849474605843103</text:p>
          </table:table-cell>
          <table:table-cell table:formula="of:=LEN(RAND())-2" office:value-type="float" office:value="15" calcext:value-type="float">
            <text:p>15</text:p>
          </table:table-cell>
          <table:table-cell table:formula="of:=RANDBETWEEN(11;99)" office:value-type="float" office:value="73" calcext:value-type="float">
            <text:p>73</text:p>
          </table:table-cell>
          <table:table-cell table:formula="of:=FLOOR((99-11)*[.F5]+11)" office:value-type="float" office:value="85" calcext:value-type="float">
            <text:p>85</text:p>
          </table:table-cell>
          <table:table-cell table:formula="of:=RANDBETWEEN(100;999)" office:value-type="float" office:value="610" calcext:value-type="float">
            <text:p>610</text:p>
          </table:table-cell>
          <table:table-cell table:formula="of:=RANDBETWEEN(1000;9999)" office:value-type="float" office:value="7210" calcext:value-type="float">
            <text:p>721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OD(([.$D5]*[.$B$3]+[.$B$4]);[.$B$5])" office:value-type="float" office:value="53" calcext:value-type="float">
            <text:p>53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()" office:value-type="float" office:value="0.550154735363894" calcext:value-type="float">
            <text:p>0.550154735363894</text:p>
          </table:table-cell>
          <table:table-cell table:formula="of:=LEN(RAND())-2" office:value-type="float" office:value="15" calcext:value-type="float">
            <text:p>15</text:p>
          </table:table-cell>
          <table:table-cell table:formula="of:=RANDBETWEEN(11;99)" office:value-type="float" office:value="89" calcext:value-type="float">
            <text:p>89</text:p>
          </table:table-cell>
          <table:table-cell table:formula="of:=FLOOR((99-11)*[.F6]+11)" office:value-type="float" office:value="59" calcext:value-type="float">
            <text:p>59</text:p>
          </table:table-cell>
          <table:table-cell table:formula="of:=RANDBETWEEN(100;999)" office:value-type="float" office:value="164" calcext:value-type="float">
            <text:p>164</text:p>
          </table:table-cell>
          <table:table-cell table:formula="of:=RANDBETWEEN(1000;9999)" office:value-type="float" office:value="7935" calcext:value-type="float">
            <text:p>793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OD(([.$D6]*[.$B$3]+[.$B$4]);[.$B$5])" office:value-type="float" office:value="9" calcext:value-type="float">
            <text:p>9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()" office:value-type="float" office:value="0.068076815952485" calcext:value-type="float">
            <text:p>0.068076815952485</text:p>
          </table:table-cell>
          <table:table-cell table:formula="of:=LEN(RAND())-2" office:value-type="float" office:value="15" calcext:value-type="float">
            <text:p>15</text:p>
          </table:table-cell>
          <table:table-cell table:formula="of:=RANDBETWEEN(11;99)" office:value-type="float" office:value="33" calcext:value-type="float">
            <text:p>33</text:p>
          </table:table-cell>
          <table:table-cell table:formula="of:=FLOOR((99-11)*[.F7]+11)" office:value-type="float" office:value="16" calcext:value-type="float">
            <text:p>16</text:p>
          </table:table-cell>
          <table:table-cell table:formula="of:=RANDBETWEEN(100;999)" office:value-type="float" office:value="733" calcext:value-type="float">
            <text:p>733</text:p>
          </table:table-cell>
          <table:table-cell table:formula="of:=RANDBETWEEN(1000;9999)" office:value-type="float" office:value="2157" calcext:value-type="float">
            <text:p>215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OD(([.$D7]*[.$B$3]+[.$B$4]);[.$B$5])" office:value-type="float" office:value="21" calcext:value-type="float">
            <text:p>2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()" office:value-type="float" office:value="0.634104949296813" calcext:value-type="float">
            <text:p>0.634104949296813</text:p>
          </table:table-cell>
          <table:table-cell table:formula="of:=LEN(RAND())-2" office:value-type="float" office:value="15" calcext:value-type="float">
            <text:p>15</text:p>
          </table:table-cell>
          <table:table-cell table:formula="of:=RANDBETWEEN(11;99)" office:value-type="float" office:value="75" calcext:value-type="float">
            <text:p>75</text:p>
          </table:table-cell>
          <table:table-cell table:formula="of:=FLOOR((99-11)*[.F8]+11)" office:value-type="float" office:value="66" calcext:value-type="float">
            <text:p>66</text:p>
          </table:table-cell>
          <table:table-cell table:formula="of:=RANDBETWEEN(100;999)" office:value-type="float" office:value="429" calcext:value-type="float">
            <text:p>429</text:p>
          </table:table-cell>
          <table:table-cell table:formula="of:=RANDBETWEEN(1000;9999)" office:value-type="float" office:value="8062" calcext:value-type="float">
            <text:p>806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OD(([.$D8]*[.$B$3]+[.$B$4]);[.$B$5])" office:value-type="float" office:value="45" calcext:value-type="float">
            <text:p>45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()" office:value-type="float" office:value="0.468316604892967" calcext:value-type="float">
            <text:p>0.468316604892967</text:p>
          </table:table-cell>
          <table:table-cell table:formula="of:=LEN(RAND())-2" office:value-type="float" office:value="15" calcext:value-type="float">
            <text:p>15</text:p>
          </table:table-cell>
          <table:table-cell table:formula="of:=RANDBETWEEN(11;99)" office:value-type="float" office:value="23" calcext:value-type="float">
            <text:p>23</text:p>
          </table:table-cell>
          <table:table-cell table:formula="of:=FLOOR((99-11)*[.F9]+11)" office:value-type="float" office:value="52" calcext:value-type="float">
            <text:p>52</text:p>
          </table:table-cell>
          <table:table-cell table:formula="of:=RANDBETWEEN(100;999)" office:value-type="float" office:value="553" calcext:value-type="float">
            <text:p>553</text:p>
          </table:table-cell>
          <table:table-cell table:formula="of:=RANDBETWEEN(1000;9999)" office:value-type="float" office:value="7077" calcext:value-type="float">
            <text:p>707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OD(([.$D9]*[.$B$3]+[.$B$4]);[.$B$5])" office:value-type="float" office:value="93" calcext:value-type="float">
            <text:p>93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()" office:value-type="float" office:value="0.405514219826435" calcext:value-type="float">
            <text:p>0.405514219826435</text:p>
          </table:table-cell>
          <table:table-cell table:formula="of:=LEN(RAND())-2" office:value-type="float" office:value="15" calcext:value-type="float">
            <text:p>15</text:p>
          </table:table-cell>
          <table:table-cell table:formula="of:=RANDBETWEEN(11;99)" office:value-type="float" office:value="90" calcext:value-type="float">
            <text:p>90</text:p>
          </table:table-cell>
          <table:table-cell table:formula="of:=FLOOR((99-11)*[.F10]+11)" office:value-type="float" office:value="46" calcext:value-type="float">
            <text:p>46</text:p>
          </table:table-cell>
          <table:table-cell table:formula="of:=RANDBETWEEN(100;999)" office:value-type="float" office:value="965" calcext:value-type="float">
            <text:p>965</text:p>
          </table:table-cell>
          <table:table-cell table:formula="of:=RANDBETWEEN(1000;9999)" office:value-type="float" office:value="1450" calcext:value-type="float">
            <text:p>145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OD(([.$D10]*[.$B$3]+[.$B$4]);[.$B$5])" office:value-type="float" office:value="89" calcext:value-type="float">
            <text:p>89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()" office:value-type="float" office:value="0.391006452810887" calcext:value-type="float">
            <text:p>0.391006452810887</text:p>
          </table:table-cell>
          <table:table-cell table:formula="of:=LEN(RAND())-2" office:value-type="float" office:value="15" calcext:value-type="float">
            <text:p>15</text:p>
          </table:table-cell>
          <table:table-cell table:formula="of:=RANDBETWEEN(11;99)" office:value-type="float" office:value="25" calcext:value-type="float">
            <text:p>25</text:p>
          </table:table-cell>
          <table:table-cell table:formula="of:=FLOOR((99-11)*[.F11]+11)" office:value-type="float" office:value="45" calcext:value-type="float">
            <text:p>45</text:p>
          </table:table-cell>
          <table:table-cell table:formula="of:=RANDBETWEEN(100;999)" office:value-type="float" office:value="265" calcext:value-type="float">
            <text:p>265</text:p>
          </table:table-cell>
          <table:table-cell table:formula="of:=RANDBETWEEN(1000;9999)" office:value-type="float" office:value="7845" calcext:value-type="float">
            <text:p>784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OD(([.$D11]*[.$B$3]+[.$B$4]);[.$B$5])" office:value-type="float" office:value="81" calcext:value-type="float">
            <text:p>8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()" office:value-type="float" office:value="0.346969515240898" calcext:value-type="float">
            <text:p>0.346969515240898</text:p>
          </table:table-cell>
          <table:table-cell table:formula="of:=LEN(RAND())-2" office:value-type="float" office:value="15" calcext:value-type="float">
            <text:p>15</text:p>
          </table:table-cell>
          <table:table-cell table:formula="of:=RANDBETWEEN(11;99)" office:value-type="float" office:value="61" calcext:value-type="float">
            <text:p>61</text:p>
          </table:table-cell>
          <table:table-cell table:formula="of:=FLOOR((99-11)*[.F12]+11)" office:value-type="float" office:value="41" calcext:value-type="float">
            <text:p>41</text:p>
          </table:table-cell>
          <table:table-cell table:formula="of:=RANDBETWEEN(100;999)" office:value-type="float" office:value="974" calcext:value-type="float">
            <text:p>974</text:p>
          </table:table-cell>
          <table:table-cell table:formula="of:=RANDBETWEEN(1000;9999)" office:value-type="float" office:value="2918" calcext:value-type="float">
            <text:p>29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OD(([.$D12]*[.$B$3]+[.$B$4]);[.$B$5])" office:value-type="float" office:value="65" calcext:value-type="float">
            <text:p>65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()" office:value-type="float" office:value="0.0814249588067168" calcext:value-type="float">
            <text:p>0.081424958806717</text:p>
          </table:table-cell>
          <table:table-cell table:formula="of:=LEN(RAND())-2" office:value-type="float" office:value="15" calcext:value-type="float">
            <text:p>15</text:p>
          </table:table-cell>
          <table:table-cell table:formula="of:=RANDBETWEEN(11;99)" office:value-type="float" office:value="51" calcext:value-type="float">
            <text:p>51</text:p>
          </table:table-cell>
          <table:table-cell table:formula="of:=FLOOR((99-11)*[.F13]+11)" office:value-type="float" office:value="18" calcext:value-type="float">
            <text:p>18</text:p>
          </table:table-cell>
          <table:table-cell table:formula="of:=RANDBETWEEN(100;999)" office:value-type="float" office:value="410" calcext:value-type="float">
            <text:p>410</text:p>
          </table:table-cell>
          <table:table-cell table:formula="of:=RANDBETWEEN(1000;9999)" office:value-type="float" office:value="6209" calcext:value-type="float">
            <text:p>620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OD(([.$D13]*[.$B$3]+[.$B$4]);[.$B$5])" office:value-type="float" office:value="33" calcext:value-type="float">
            <text:p>33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()" office:value-type="float" office:value="0.852594490253795" calcext:value-type="float">
            <text:p>0.852594490253795</text:p>
          </table:table-cell>
          <table:table-cell table:formula="of:=LEN(RAND())-2" office:value-type="float" office:value="15" calcext:value-type="float">
            <text:p>15</text:p>
          </table:table-cell>
          <table:table-cell table:formula="of:=RANDBETWEEN(11;99)" office:value-type="float" office:value="45" calcext:value-type="float">
            <text:p>45</text:p>
          </table:table-cell>
          <table:table-cell table:formula="of:=FLOOR((99-11)*[.F14]+11)" office:value-type="float" office:value="86" calcext:value-type="float">
            <text:p>86</text:p>
          </table:table-cell>
          <table:table-cell table:formula="of:=RANDBETWEEN(100;999)" office:value-type="float" office:value="907" calcext:value-type="float">
            <text:p>907</text:p>
          </table:table-cell>
          <table:table-cell table:formula="of:=RANDBETWEEN(1000;9999)" office:value-type="float" office:value="4377" calcext:value-type="float">
            <text:p>437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OD(([.$D14]*[.$B$3]+[.$B$4]);[.$B$5])" office:value-type="float" office:value="69" calcext:value-type="float">
            <text:p>69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()" office:value-type="float" office:value="0.184839619717775" calcext:value-type="float">
            <text:p>0.184839619717775</text:p>
          </table:table-cell>
          <table:table-cell table:formula="of:=LEN(RAND())-2" office:value-type="float" office:value="15" calcext:value-type="float">
            <text:p>15</text:p>
          </table:table-cell>
          <table:table-cell table:formula="of:=RANDBETWEEN(11;99)" office:value-type="float" office:value="62" calcext:value-type="float">
            <text:p>62</text:p>
          </table:table-cell>
          <table:table-cell table:formula="of:=FLOOR((99-11)*[.F15]+11)" office:value-type="float" office:value="27" calcext:value-type="float">
            <text:p>27</text:p>
          </table:table-cell>
          <table:table-cell table:formula="of:=RANDBETWEEN(100;999)" office:value-type="float" office:value="947" calcext:value-type="float">
            <text:p>947</text:p>
          </table:table-cell>
          <table:table-cell table:formula="of:=RANDBETWEEN(1000;9999)" office:value-type="float" office:value="1478" calcext:value-type="float">
            <text:p>147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OD(([.$D15]*[.$B$3]+[.$B$4]);[.$B$5])" office:value-type="float" office:value="41" calcext:value-type="float">
            <text:p>4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()" office:value-type="float" office:value="0.899293509232976" calcext:value-type="float">
            <text:p>0.899293509232976</text:p>
          </table:table-cell>
          <table:table-cell table:formula="of:=LEN(RAND())-2" office:value-type="float" office:value="15" calcext:value-type="float">
            <text:p>15</text:p>
          </table:table-cell>
          <table:table-cell table:formula="of:=RANDBETWEEN(11;99)" office:value-type="float" office:value="77" calcext:value-type="float">
            <text:p>77</text:p>
          </table:table-cell>
          <table:table-cell table:formula="of:=FLOOR((99-11)*[.F16]+11)" office:value-type="float" office:value="90" calcext:value-type="float">
            <text:p>90</text:p>
          </table:table-cell>
          <table:table-cell table:formula="of:=RANDBETWEEN(100;999)" office:value-type="float" office:value="326" calcext:value-type="float">
            <text:p>326</text:p>
          </table:table-cell>
          <table:table-cell table:formula="of:=RANDBETWEEN(1000;9999)" office:value-type="float" office:value="8046" calcext:value-type="float">
            <text:p>8046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OD(([.$D16]*[.$B$3]+[.$B$4]);[.$B$5])" office:value-type="float" office:value="85" calcext:value-type="float">
            <text:p>85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()" office:value-type="float" office:value="0.732092130068672" calcext:value-type="float">
            <text:p>0.732092130068672</text:p>
          </table:table-cell>
          <table:table-cell table:formula="of:=LEN(RAND())-2" office:value-type="float" office:value="15" calcext:value-type="float">
            <text:p>15</text:p>
          </table:table-cell>
          <table:table-cell table:formula="of:=RANDBETWEEN(11;99)" office:value-type="float" office:value="66" calcext:value-type="float">
            <text:p>66</text:p>
          </table:table-cell>
          <table:table-cell table:formula="of:=FLOOR((99-11)*[.F17]+11)" office:value-type="float" office:value="75" calcext:value-type="float">
            <text:p>75</text:p>
          </table:table-cell>
          <table:table-cell table:formula="of:=RANDBETWEEN(100;999)" office:value-type="float" office:value="909" calcext:value-type="float">
            <text:p>909</text:p>
          </table:table-cell>
          <table:table-cell table:formula="of:=RANDBETWEEN(1000;9999)" office:value-type="float" office:value="9746" calcext:value-type="float">
            <text:p>9746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OD(([.$D17]*[.$B$3]+[.$B$4]);[.$B$5])" office:value-type="float" office:value="73" calcext:value-type="float">
            <text:p>73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()" office:value-type="float" office:value="0.646911226889598" calcext:value-type="float">
            <text:p>0.646911226889598</text:p>
          </table:table-cell>
          <table:table-cell table:formula="of:=LEN(RAND())-2" office:value-type="float" office:value="15" calcext:value-type="float">
            <text:p>15</text:p>
          </table:table-cell>
          <table:table-cell table:formula="of:=RANDBETWEEN(11;99)" office:value-type="float" office:value="18" calcext:value-type="float">
            <text:p>18</text:p>
          </table:table-cell>
          <table:table-cell table:formula="of:=FLOOR((99-11)*[.F18]+11)" office:value-type="float" office:value="67" calcext:value-type="float">
            <text:p>67</text:p>
          </table:table-cell>
          <table:table-cell table:formula="of:=RANDBETWEEN(100;999)" office:value-type="float" office:value="467" calcext:value-type="float">
            <text:p>467</text:p>
          </table:table-cell>
          <table:table-cell table:formula="of:=RANDBETWEEN(1000;9999)" office:value-type="float" office:value="5973" calcext:value-type="float">
            <text:p>5973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OD(([.$D18]*[.$B$3]+[.$B$4]);[.$B$5])" office:value-type="float" office:value="49" calcext:value-type="float">
            <text:p>49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()" office:value-type="float" office:value="0.199401649698857" calcext:value-type="float">
            <text:p>0.199401649698857</text:p>
          </table:table-cell>
          <table:table-cell table:formula="of:=LEN(RAND())-2" office:value-type="float" office:value="15" calcext:value-type="float">
            <text:p>15</text:p>
          </table:table-cell>
          <table:table-cell table:formula="of:=RANDBETWEEN(11;99)" office:value-type="float" office:value="18" calcext:value-type="float">
            <text:p>18</text:p>
          </table:table-cell>
          <table:table-cell table:formula="of:=FLOOR((99-11)*[.F19]+11)" office:value-type="float" office:value="28" calcext:value-type="float">
            <text:p>28</text:p>
          </table:table-cell>
          <table:table-cell table:formula="of:=RANDBETWEEN(100;999)" office:value-type="float" office:value="184" calcext:value-type="float">
            <text:p>184</text:p>
          </table:table-cell>
          <table:table-cell table:formula="of:=RANDBETWEEN(1000;9999)" office:value-type="float" office:value="8152" calcext:value-type="float">
            <text:p>815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OD(([.$D19]*[.$B$3]+[.$B$4]);[.$B$5]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()" office:value-type="float" office:value="0.744960825421966" calcext:value-type="float">
            <text:p>0.744960825421966</text:p>
          </table:table-cell>
          <table:table-cell table:formula="of:=LEN(RAND())-2" office:value-type="float" office:value="15" calcext:value-type="float">
            <text:p>15</text:p>
          </table:table-cell>
          <table:table-cell table:formula="of:=RANDBETWEEN(11;99)" office:value-type="float" office:value="64" calcext:value-type="float">
            <text:p>64</text:p>
          </table:table-cell>
          <table:table-cell table:formula="of:=FLOOR((99-11)*[.F20]+11)" office:value-type="float" office:value="76" calcext:value-type="float">
            <text:p>76</text:p>
          </table:table-cell>
          <table:table-cell table:formula="of:=RANDBETWEEN(100;999)" office:value-type="float" office:value="114" calcext:value-type="float">
            <text:p>114</text:p>
          </table:table-cell>
          <table:table-cell table:formula="of:=RANDBETWEEN(1000;9999)" office:value-type="float" office:value="6192" calcext:value-type="float">
            <text:p>619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OD(([.$D20]*[.$B$3]+[.$B$4]);[.$B$5])" office:value-type="float" office:value="5" calcext:value-type="float">
            <text:p>5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()" office:value-type="float" office:value="0.424205698057053" calcext:value-type="float">
            <text:p>0.424205698057053</text:p>
          </table:table-cell>
          <table:table-cell table:formula="of:=LEN(RAND())-2" office:value-type="float" office:value="15" calcext:value-type="float">
            <text:p>15</text:p>
          </table:table-cell>
          <table:table-cell table:formula="of:=RANDBETWEEN(11;99)" office:value-type="float" office:value="40" calcext:value-type="float">
            <text:p>40</text:p>
          </table:table-cell>
          <table:table-cell table:formula="of:=FLOOR((99-11)*[.F21]+11)" office:value-type="float" office:value="48" calcext:value-type="float">
            <text:p>48</text:p>
          </table:table-cell>
          <table:table-cell table:formula="of:=RANDBETWEEN(100;999)" office:value-type="float" office:value="441" calcext:value-type="float">
            <text:p>441</text:p>
          </table:table-cell>
          <table:table-cell table:formula="of:=RANDBETWEEN(1000;9999)" office:value-type="float" office:value="4157" calcext:value-type="float">
            <text:p>415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OD(([.$D21]*[.$B$3]+[.$B$4]);[.$B$5])" office:value-type="float" office:value="13" calcext:value-type="float">
            <text:p>13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()" office:value-type="float" office:value="0.416469110563617" calcext:value-type="float">
            <text:p>0.416469110563617</text:p>
          </table:table-cell>
          <table:table-cell table:formula="of:=LEN(RAND())-2" office:value-type="float" office:value="16" calcext:value-type="float">
            <text:p>16</text:p>
          </table:table-cell>
          <table:table-cell table:formula="of:=RANDBETWEEN(11;99)" office:value-type="float" office:value="49" calcext:value-type="float">
            <text:p>49</text:p>
          </table:table-cell>
          <table:table-cell table:formula="of:=FLOOR((99-11)*[.F22]+11)" office:value-type="float" office:value="47" calcext:value-type="float">
            <text:p>47</text:p>
          </table:table-cell>
          <table:table-cell table:formula="of:=RANDBETWEEN(100;999)" office:value-type="float" office:value="219" calcext:value-type="float">
            <text:p>219</text:p>
          </table:table-cell>
          <table:table-cell table:formula="of:=RANDBETWEEN(1000;9999)" office:value-type="float" office:value="2592" calcext:value-type="float">
            <text:p>259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OD(([.$D22]*[.$B$3]+[.$B$4]);[.$B$5])" office:value-type="float" office:value="29" calcext:value-type="float">
            <text:p>29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()" office:value-type="float" office:value="0.694263847317713" calcext:value-type="float">
            <text:p>0.694263847317713</text:p>
          </table:table-cell>
          <table:table-cell table:formula="of:=LEN(RAND())-2" office:value-type="float" office:value="16" calcext:value-type="float">
            <text:p>16</text:p>
          </table:table-cell>
          <table:table-cell table:formula="of:=RANDBETWEEN(11;99)" office:value-type="float" office:value="93" calcext:value-type="float">
            <text:p>93</text:p>
          </table:table-cell>
          <table:table-cell table:formula="of:=FLOOR((99-11)*[.F23]+11)" office:value-type="float" office:value="72" calcext:value-type="float">
            <text:p>72</text:p>
          </table:table-cell>
          <table:table-cell table:formula="of:=RANDBETWEEN(100;999)" office:value-type="float" office:value="285" calcext:value-type="float">
            <text:p>285</text:p>
          </table:table-cell>
          <table:table-cell table:formula="of:=RANDBETWEEN(1000;9999)" office:value-type="float" office:value="9084" calcext:value-type="float">
            <text:p>908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OD(([.$D23]*[.$B$3]+[.$B$4]);[.$B$5])" office:value-type="float" office:value="61" calcext:value-type="float">
            <text:p>6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()" office:value-type="float" office:value="0.437137978568039" calcext:value-type="float">
            <text:p>0.437137978568039</text:p>
          </table:table-cell>
          <table:table-cell table:formula="of:=LEN(RAND())-2" office:value-type="float" office:value="15" calcext:value-type="float">
            <text:p>15</text:p>
          </table:table-cell>
          <table:table-cell table:formula="of:=RANDBETWEEN(11;99)" office:value-type="float" office:value="58" calcext:value-type="float">
            <text:p>58</text:p>
          </table:table-cell>
          <table:table-cell table:formula="of:=FLOOR((99-11)*[.F24]+11)" office:value-type="float" office:value="49" calcext:value-type="float">
            <text:p>49</text:p>
          </table:table-cell>
          <table:table-cell table:formula="of:=RANDBETWEEN(100;999)" office:value-type="float" office:value="265" calcext:value-type="float">
            <text:p>265</text:p>
          </table:table-cell>
          <table:table-cell table:formula="of:=RANDBETWEEN(1000;9999)" office:value-type="float" office:value="4383" calcext:value-type="float">
            <text:p>4383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OD(([.$D24]*[.$B$3]+[.$B$4]);[.$B$5])" office:value-type="float" office:value="25" calcext:value-type="float">
            <text:p>25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()" office:value-type="float" office:value="0.73442584409781" calcext:value-type="float">
            <text:p>0.73442584409781</text:p>
          </table:table-cell>
          <table:table-cell table:formula="of:=LEN(RAND())-2" office:value-type="float" office:value="15" calcext:value-type="float">
            <text:p>15</text:p>
          </table:table-cell>
          <table:table-cell table:formula="of:=RANDBETWEEN(11;99)" office:value-type="float" office:value="40" calcext:value-type="float">
            <text:p>40</text:p>
          </table:table-cell>
          <table:table-cell table:formula="of:=FLOOR((99-11)*[.F25]+11)" office:value-type="float" office:value="75" calcext:value-type="float">
            <text:p>75</text:p>
          </table:table-cell>
          <table:table-cell table:formula="of:=RANDBETWEEN(100;999)" office:value-type="float" office:value="108" calcext:value-type="float">
            <text:p>108</text:p>
          </table:table-cell>
          <table:table-cell table:formula="of:=RANDBETWEEN(1000;9999)" office:value-type="float" office:value="8433" calcext:value-type="float">
            <text:p>8433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OD(([.$D25]*[.$B$3]+[.$B$4]);[.$B$5])" office:value-type="float" office:value="53" calcext:value-type="float">
            <text:p>53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()" office:value-type="float" office:value="0.855134255319148" calcext:value-type="float">
            <text:p>0.855134255319148</text:p>
          </table:table-cell>
          <table:table-cell table:formula="of:=LEN(RAND())-2" office:value-type="float" office:value="15" calcext:value-type="float">
            <text:p>15</text:p>
          </table:table-cell>
          <table:table-cell table:formula="of:=RANDBETWEEN(11;99)" office:value-type="float" office:value="77" calcext:value-type="float">
            <text:p>77</text:p>
          </table:table-cell>
          <table:table-cell table:formula="of:=FLOOR((99-11)*[.F26]+11)" office:value-type="float" office:value="86" calcext:value-type="float">
            <text:p>86</text:p>
          </table:table-cell>
          <table:table-cell table:formula="of:=RANDBETWEEN(100;999)" office:value-type="float" office:value="761" calcext:value-type="float">
            <text:p>761</text:p>
          </table:table-cell>
          <table:table-cell table:formula="of:=RANDBETWEEN(1000;9999)" office:value-type="float" office:value="9161" calcext:value-type="float">
            <text:p>9161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OD(([.$D26]*[.$B$3]+[.$B$4]);[.$B$5])" office:value-type="float" office:value="9" calcext:value-type="float">
            <text:p>9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()" office:value-type="float" office:value="0.696240473720825" calcext:value-type="float">
            <text:p>0.696240473720825</text:p>
          </table:table-cell>
          <table:table-cell table:formula="of:=LEN(RAND())-2" office:value-type="float" office:value="15" calcext:value-type="float">
            <text:p>15</text:p>
          </table:table-cell>
          <table:table-cell table:formula="of:=RANDBETWEEN(11;99)" office:value-type="float" office:value="98" calcext:value-type="float">
            <text:p>98</text:p>
          </table:table-cell>
          <table:table-cell table:formula="of:=FLOOR((99-11)*[.F27]+11)" office:value-type="float" office:value="72" calcext:value-type="float">
            <text:p>72</text:p>
          </table:table-cell>
          <table:table-cell table:formula="of:=RANDBETWEEN(100;999)" office:value-type="float" office:value="552" calcext:value-type="float">
            <text:p>552</text:p>
          </table:table-cell>
          <table:table-cell table:formula="of:=RANDBETWEEN(1000;9999)" office:value-type="float" office:value="1999" calcext:value-type="float">
            <text:p>1999</text:p>
          </table:table-cell>
          <table:table-cell table:number-columns-repeated="101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5">00/00/0000</text:date>, <text:time style:data-style-name="N2" text:time-value="20:07:38.4864479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6:54:14.970404314</meta:creation-date>
    <dc:date>2019-02-25T20:11:24.375215071</dc:date>
    <meta:editing-duration>PT12M2S</meta:editing-duration>
    <meta:editing-cycles>2</meta:editing-cycles>
    <meta:generator>LibreOffice/6.0.7.3$Linux_X86_64 LibreOffice_project/00m0$Build-3</meta:generator>
    <meta:document-statistic meta:table-count="1" meta:cell-count="224" meta:object-count="0"/>
  </office:meta>
</office:document-meta>
</file>